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5839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4472in"/>
    </style:style>
    <style:style style:name="co10" style:family="table-column">
      <style:table-column-properties fo:break-before="auto" style:column-width="0.5638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311in" fo:break-before="auto" style:use-optimal-row-height="true"/>
    </style:style>
    <style:style style:name="ro2" style:family="table-row">
      <style:table-row-properties style:row-height="0.2508in" fo:break-before="auto" style:use-optimal-row-height="false"/>
    </style:style>
    <style:style style:name="ro3" style:family="table-row">
      <style:table-row-properties style:row-height="0.4602in" fo:break-before="auto" style:use-optimal-row-height="false"/>
    </style:style>
    <style:style style:name="ro4" style:family="table-row">
      <style:table-row-properties style:row-height="0.3346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261in" fo:break-before="auto" style:use-optimal-row-height="false"/>
    </style:style>
    <style:style style:name="ro8" style:family="table-row">
      <style:table-row-properties style:row-height="0.2965in" fo:break-before="auto" style:use-optimal-row-height="false"/>
    </style:style>
    <style:style style:name="ro9" style:family="table-row">
      <style:table-row-properties style:row-height="0.302in" fo:break-before="auto" style:use-optimal-row-height="true"/>
    </style:style>
    <style:style style:name="ro10" style:family="table-row">
      <style:table-row-properties style:row-height="0.2807in" fo:break-before="auto" style:use-optimal-row-height="false"/>
    </style:style>
    <style:style style:name="ro11" style:family="table-row">
      <style:table-row-properties style:row-height="0.4181in" fo:break-before="auto" style:use-optimal-row-height="true"/>
    </style:style>
    <style:style style:name="ro12" style:family="table-row">
      <style:table-row-properties style:row-height="0.3319in" fo:break-before="auto" style:use-optimal-row-height="false"/>
    </style:style>
    <style:style style:name="ro13" style:family="table-row">
      <style:table-row-properties style:row-height="0.3161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2925in" fo:break-before="auto" style:use-optimal-row-height="false"/>
    </style:style>
    <style:style style:name="ro16" style:family="table-row">
      <style:table-row-properties style:row-height="0.2366in" fo:break-before="auto" style:use-optimal-row-height="false"/>
    </style:style>
    <style:style style:name="ro17" style:family="table-row">
      <style:table-row-properties style:row-height="0.3043in" fo:break-before="auto" style:use-optimal-row-height="false"/>
    </style:style>
    <style:style style:name="ro18" style:family="table-row">
      <style:table-row-properties style:row-height="0.3516in" fo:break-before="auto" style:use-optimal-row-height="false"/>
    </style:style>
    <style:style style:name="ro19" style:family="table-row">
      <style:table-row-properties style:row-height="0.2728in" fo:break-before="auto" style:use-optimal-row-height="false"/>
    </style:style>
    <style:style style:name="ro20" style:family="table-row">
      <style:table-row-properties style:row-height="0.4362in" fo:break-before="auto" style:use-optimal-row-height="true"/>
    </style:style>
    <style:style style:name="ro21" style:family="table-row">
      <style:table-row-properties style:row-height="0.3083in" fo:break-before="auto" style:use-optimal-row-height="false"/>
    </style:style>
    <style:style style:name="ro22" style:family="table-row">
      <style:table-row-properties style:row-height="0.2311in" fo:break-before="auto" style:use-optimal-row-height="false"/>
    </style:style>
    <style:style style:name="ro23" style:family="table-row">
      <style:table-row-properties style:row-height="0.3555in" fo:break-before="auto" style:use-optimal-row-height="true"/>
    </style:style>
    <style:style style:name="ro24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138in" fo:padding-left="0.0138in" fo:padding-right="0.0835in" fo:padding-top="0.0138in" style:vertical-align="top"/>
      <style:text-properties fo:color="#e6e6e6" style:font-name="Helvetica Neue"/>
    </style:style>
    <style:style style:name="ce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4c4c4c" style:font-name="Helvetica Neue" fo:font-size="8pt" style:font-size-asian="8pt" style:font-size-complex="8pt"/>
    </style:style>
    <style:style style:name="ce3" style:family="table-cell" style:parent-style-name="Default">
      <style:table-cell-properties fo:padding-bottom="0.0138in" fo:padding-left="0.0138in" fo:padding-right="0.0835in" fo:padding-top="0.0138in" style:vertical-align="top"/>
      <style:text-properties style:font-name="Helvetica Neue"/>
    </style:style>
    <style:style style:name="ce4" style:family="table-cell" style:parent-style-name="Default">
      <style:table-cell-properties fo:border-bottom="none" fo:border-left="none" fo:padding-bottom="0.0138in" fo:padding-left="0.0138in" fo:padding-right="0.0835in" fo:padding-top="0.0138in" fo:border-right="none" fo:border-top="0.06pt solid #000000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999999" style:font-name="Helvetica Neu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able-cell-properties fo:background-color="#333333" style:text-align-source="fix" style:repeat-content="false" fo:wrap-option="wrap" fo:padding-bottom="0.0555in" fo:padding-left="0.0138in" fo:padding-right="0.0138in" fo:padding-top="0.0193in" style:vertical-align="bottom"/>
      <style:paragraph-properties fo:text-align="end" fo:margin-left="0in"/>
      <style:text-properties fo:color="#e6ff00" style:font-name="Helvetica Neue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/>
    </style:style>
    <style:style style:name="ce10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800000" style:font-name="Helvetica Neue" fo:font-size="9pt" style:font-size-asian="9pt" style:font-size-complex="9pt"/>
    </style:style>
    <style:style style:name="ce11" style:family="table-cell" style:parent-style-name="Default">
      <style:table-cell-properties fo:border="none" fo:padding-bottom="0.0138in" fo:padding-left="0.0138in" fo:padding-right="0.0835in" fo:padding-top="0.0138in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666666" style:font-name="Helvetica Neue" fo:font-size="8pt" style:font-size-asian="8pt" style:font-size-complex="8pt"/>
    </style:style>
    <style:style style:name="ce13" style:family="table-cell" style:parent-style-name="Default">
      <style:table-cell-properties style:vertical-align="top"/>
      <style:text-properties style:font-name="Helvetica Neue"/>
    </style:style>
    <style:style style:name="ce14" style:family="table-cell" style:parent-style-name="Default">
      <style:table-cell-properties style:vertical-align="top"/>
      <style:text-properties fo:color="#006b6b" style:font-name="Helvetica Ne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333333" style:font-name="Helvetica Ne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6666" style:font-name="Helvetica Neue"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style:vertical-align="top"/>
      <style:text-properties fo:color="#355e00" style:font-name="Helvetica Neue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 style:vertical-align="top"/>
      <style:text-properties style:font-name="Helvetica Neue"/>
    </style:style>
    <style:style style:name="ce19" style:family="table-cell" style:parent-style-name="Default">
      <style:table-cell-properties style:vertical-align="top"/>
      <style:text-properties fo:color="#006b6b" style:font-name="Helvetica Neue" fo:font-weight="normal" style:font-weight-asian="normal" style:font-weight-complex="normal"/>
    </style:style>
    <style:style style:name="ce20" style:family="table-cell" style:parent-style-name="Default">
      <style:table-cell-properties fo:background-color="#008000" style:vertical-align="top"/>
      <style:text-properties fo:color="#00008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fo:color="#333333" style:font-name="Helvetica Neue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22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fo:background-color="#ff8080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#800000" style:vertical-align="top"/>
      <style:text-properties fo:color="#ffff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vertical-align="top"/>
      <style:text-properties fo:color="#00ae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4a4a" style:vertical-align="top"/>
      <style:text-properties fo:color="#ccff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0000" style:vertical-align="top"/>
      <style:text-properties fo:color="#0000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cc99" style:vertical-align="top"/>
      <style:text-properties fo:color="#4c19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83caff" style:vertical-align="top"/>
      <style:text-properties fo:color="#0000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fo:font-size="9.5pt" fo:language="en" fo:country="US" style:font-name-asian="Helvetica Neue" style:font-size-asian="9.5pt" style:language-asian="en" style:country-asian="US" style:font-name-complex="Helvetica Neue" style:font-size-complex="5.40000009536743pt" style:language-complex="en" style:country-complex="US"/>
    </style:style>
    <style:style style:name="ce33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 fo:margin-left="0in"/>
      <style:text-properties style:font-name="Helvetica Neue"/>
    </style:style>
    <style:style style:name="ce34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style:font-name="Helvetica Neue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fo:background-color="#99ccff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ff8080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80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Workspace content workflow" table:style-name="ta1" table:print-ranges="'Workspace content workflow'.A1:'Workspace content workflow'.P1048576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qiext_workspace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QI Extranet Workspace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workspaces and content within them inside a project-based extranet/groupware workspace collaboration system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Shared with workgroup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to members of workspace with the Workspace Viewer role.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ubmit, make_private, restrict, collaborate, archive, publish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publicly visible to any and all parties on the Internet, including anonymous visitors.</text:p>
          </table:table-cell>
          <table:covered-table-cell table:number-columns-repeated="6"/>
          <table:table-cell table:number-columns-repeated="1016"/>
        </table:table-row>
        <table:table-row table:style-name="ro1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archive, return_for_editing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1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collaborative_editing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itle</text:p>
          </table:table-cell>
          <table:table-cell table:style-name="ce27" office:value-type="string" table:number-columns-spanned="7" table:number-rows-spanned="1">
            <text:p>Collaborative editing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Collaborative editing mode for item: members of the same workspace with the “Workspace Contributor” role can edit the item.</text:p>
          </table:table-cell>
          <table:covered-table-cell table:number-columns-repeated="6"/>
          <table:table-cell table:number-columns-repeated="1016"/>
        </table:table-row>
        <table:table-row table:style-name="ro17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end_collaboration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19">
          <table:table-cell table:style-name="ce6" office:value-type="string">
            <text:p>Title</text:p>
          </table:table-cell>
          <table:table-cell table:style-name="ce29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20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ewable to all project members, considered completed and archived for long-term record. <text:s/>Only users with the Manager role can edit the item.</text:p>
          </table:table-cell>
          <table:covered-table-cell table:number-columns-repeated="6"/>
          <table:table-cell table:number-columns-repeated="1016"/>
        </table:table-row>
        <table:table-row table:style-name="ro21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return_for_editing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22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ending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itle</text:p>
          </table:table-cell>
          <table:table-cell table:style-name="ce30" office:value-type="string" table:number-columns-spanned="7" table:number-rows-spanned="1">
            <text:p>Pending review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has been submitted for review by a user with either the Reviewer or Manager role.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archive, reject, retract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ter collaborative editing mod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collaborative_edit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end_collaboration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End collaboration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d collaborative editing mode and return to workgroup-shar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item private to owner (and users with Manager or Site Administrator roles)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workgroup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hare item with workgroup. <text:s/>User must have the ability to modify the item, and have Owner, Manager, or Site Administrator roles to carry out this action)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this item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ubmi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ubmit for review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ubmit item for review by a user with the Manager, Site Administrator, or Reviewer role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end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ract item pending review, returning to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ject and request re-edit or changes, returning item to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Archive item, locking it from edits – available to workgroup membe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archiv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urn_for_edit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urn for editin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urn published or archived item for editing via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 workflow" table:style-name="ta1" table:print-ranges="'Project workflow'.A1:'Project workflow'.P1048576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qiext_project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QI Project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<text:s/>top-level project workspace items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Visible to project members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to all members of a project.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make_private, restrict_to_managers, make_public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_to_managers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20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publicly visible to any and all parties on the Internet, including anonymous visitors. <text:s/>Visibility of the items contained within the project is determined by those items, and not this state.</text:p>
          </table:table-cell>
          <table:covered-table-cell table:number-columns-repeated="6"/>
          <table:table-cell table:number-columns-repeated="1016"/>
        </table:table-row>
        <table:table-row table:style-name="ro1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restrict_to_project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project private to owner (usually its creator) and users with Manager or Site Administrator role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project memb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Make project visible to all its membe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project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ublicly visibl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_to_proje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project memb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visibility of project to its members only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0">01/30/2012</text:date>, <text:time>23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Upton</meta:initial-creator>
    <meta:creation-date>2012-01-24T10:49:36</meta:creation-date>
    <meta:generator>LibreOffice/3.4$Unix LibreOffice_project/340m1$Build-302</meta:generator>
    <dc:date>2012-01-27T14:34:37</dc:date>
    <dc:creator>Sean Upton</dc:creator>
    <meta:editing-duration>PT1H22M55S</meta:editing-duration>
    <meta:editing-cycles>21</meta:editing-cycles>
    <meta:document-statistic meta:table-count="2" meta:cell-count="1079" meta:object-count="0"/>
  </office:meta>
</office:document-meta>
</file>